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3" style:family="paragraph"/>
    <style:style style:name="P3" style:parent-style-name="Lijstalinea" style:list-style-name="LFO3" style:family="paragraph"/>
    <style:style style:name="P4" style:parent-style-name="Lijstalinea" style:list-style-name="LFO3" style:family="paragraph"/>
    <style:style style:name="P5" style:parent-style-name="Lijstalinea" style:list-style-name="LFO3" style:family="paragraph"/>
    <style:style style:name="P6" style:parent-style-name="Standaard" style:family="paragraph">
      <style:text-properties fo:language="en" fo:country="US"/>
    </style:style>
    <style:style style:name="P7" style:parent-style-name="Lijstalinea" style:list-style-name="LFO4" style:family="paragraph"/>
    <style:style style:name="P8" style:parent-style-name="Lijstalinea" style:list-style-name="LFO4" style:family="paragraph"/>
    <style:style style:name="P9" style:parent-style-name="Lijstalinea" style:list-style-name="LFO4" style:family="paragraph"/>
    <style:style style:name="P10" style:parent-style-name="Lijstalinea" style:list-style-name="LFO4" style:family="paragraph"/>
    <style:style style:name="P11" style:parent-style-name="Lijstalinea" style:list-style-name="LFO4" style:family="paragraph"/>
    <style:style style:name="P12" style:parent-style-name="Standaard" style:family="paragraph">
      <style:text-properties fo:language="en" fo:country="US"/>
    </style:style>
    <style:style style:name="P13" style:parent-style-name="Lijstalinea" style:list-style-name="LFO5" style:family="paragraph">
      <style:text-properties fo:language="en" fo:country="US"/>
    </style:style>
    <style:style style:name="P14" style:parent-style-name="Lijstalinea" style:list-style-name="LFO5" style:family="paragraph"/>
    <style:style style:name="P15" style:parent-style-name="Lijstalinea" style:list-style-name="LFO5" style:family="paragraph"/>
    <style:style style:name="P16" style:parent-style-name="Lijstalinea" style:list-style-name="LFO5" style:family="paragraph"/>
    <style:style style:name="P17" style:parent-style-name="Lijstalinea" style:list-style-name="LFO5" style:family="paragraph"/>
    <style:style style:name="P18" style:parent-style-name="Standaard" style:family="paragraph">
      <style:text-properties fo:language="en" fo:country="US"/>
    </style:style>
    <style:style style:name="P19" style:parent-style-name="Lijstalinea" style:list-style-name="LFO6" style:family="paragraph"/>
    <style:style style:name="P20" style:parent-style-name="Lijstalinea" style:list-style-name="LFO6" style:family="paragraph"/>
    <style:style style:name="P21" style:parent-style-name="Lijstalinea" style:list-style-name="LFO6" style:family="paragraph"/>
    <style:style style:name="P22" style:parent-style-name="Lijstalinea" style:list-style-name="LFO6" style:family="paragraph"/>
    <style:style style:name="P23" style:parent-style-name="Standaard" style:family="paragraph">
      <style:text-properties fo:language="en" fo:country="US"/>
    </style:style>
    <style:style style:name="P24" style:parent-style-name="Lijstalinea" style:list-style-name="LFO7" style:family="paragraph"/>
    <style:style style:name="P25" style:parent-style-name="Lijstalinea" style:list-style-name="LFO7" style:family="paragraph"/>
    <style:style style:name="P26" style:parent-style-name="Lijstalinea" style:list-style-name="LFO7" style:family="paragraph"/>
    <style:style style:name="P27" style:parent-style-name="Lijstalinea" style:list-style-name="LFO7" style:family="paragraph"/>
    <style:style style:name="P28" style:parent-style-name="Lijstalinea" style:list-style-name="LFO7" style:family="paragraph"/>
    <style:style style:name="P29" style:parent-style-name="Lijstalinea" style:list-style-name="LFO7" style:family="paragraph"/>
    <style:style style:name="P30" style:parent-style-name="Standaard" style:family="paragraph">
      <style:text-properties fo:language="en" fo:country="US"/>
    </style:style>
    <style:style style:name="P31" style:parent-style-name="Lijstalinea" style:list-style-name="LFO8" style:family="paragraph"/>
    <style:style style:name="P32" style:parent-style-name="Lijstalinea" style:list-style-name="LFO8" style:family="paragraph"/>
    <style:style style:name="P33" style:parent-style-name="Lijstalinea" style:list-style-name="LFO8" style:family="paragraph"/>
    <style:style style:name="P34" style:parent-style-name="Lijstalinea" style:list-style-name="LFO8" style:family="paragraph"/>
    <style:style style:name="P35" style:parent-style-name="Lijstalinea" style:list-style-name="LFO8" style:family="paragraph"/>
    <style:style style:name="P36" style:parent-style-name="Lijstalinea" style:list-style-name="LFO8" style:family="paragraph"/>
    <style:style style:name="P37" style:parent-style-name="Lijstalinea" style:list-style-name="LFO8" style:family="paragraph"/>
    <style:style style:name="P38" style:parent-style-name="Lijstalinea" style:list-style-name="LFO8" style:family="paragraph"/>
    <style:style style:name="P39" style:parent-style-name="Standaard" style:family="paragraph">
      <style:text-properties fo:language="en" fo:country="US"/>
    </style:style>
    <style:style style:name="P40" style:parent-style-name="Lijstalinea" style:list-style-name="LFO9" style:family="paragraph"/>
    <style:style style:name="P41" style:parent-style-name="Lijstalinea" style:list-style-name="LFO9" style:family="paragraph"/>
    <style:style style:name="P42" style:parent-style-name="Lijstalinea" style:list-style-name="LFO9" style:family="paragraph"/>
    <style:style style:name="P43" style:parent-style-name="Lijstalinea" style:list-style-name="LFO9" style:family="paragraph"/>
    <style:style style:name="P44" style:parent-style-name="Lijstalinea" style:list-style-name="LFO9" style:family="paragraph"/>
    <style:style style:name="P45" style:parent-style-name="Lijstalinea" style:list-style-name="LFO9" style:family="paragraph"/>
    <style:style style:name="P46" style:parent-style-name="Lijstalinea" style:list-style-name="LFO9" style:family="paragraph"/>
    <style:style style:name="P47" style:parent-style-name="Lijstalinea" style:list-style-name="LFO9" style:family="paragraph"/>
    <style:style style:name="P48" style:parent-style-name="Standaard" style:family="paragraph">
      <style:text-properties fo:language="en" fo:country="US"/>
    </style:style>
    <style:style style:name="P49" style:parent-style-name="Lijstalinea" style:list-style-name="LFO11" style:family="paragraph">
      <style:paragraph-properties fo:text-align="justify"/>
    </style:style>
    <style:style style:name="T50" style:parent-style-name="Standaardalinea-lettertype" style:family="text">
      <style:text-properties fo:language="en" fo:country="US"/>
    </style:style>
    <style:style style:name="T51" style:parent-style-name="Standaardalinea-lettertype" style:family="text">
      <style:text-properties fo:language="en" fo:country="US"/>
    </style:style>
    <style:style style:name="P52" style:parent-style-name="Lijstalinea" style:list-style-name="LFO11" style:family="paragraph">
      <style:paragraph-properties fo:text-align="justify"/>
    </style:style>
    <style:style style:name="P53" style:parent-style-name="Lijstalinea" style:list-style-name="LFO11" style:family="paragraph">
      <style:paragraph-properties fo:text-align="justify"/>
    </style:style>
    <style:style style:name="P54" style:parent-style-name="Lijstalinea" style:list-style-name="LFO11" style:family="paragraph">
      <style:paragraph-properties fo:text-align="justify"/>
    </style:style>
    <style:style style:name="P55" style:parent-style-name="Lijstalinea" style:list-style-name="LFO11" style:family="paragraph">
      <style:paragraph-properties fo:text-align="justify"/>
    </style:style>
    <style:style style:name="P56" style:parent-style-name="Lijstalinea" style:list-style-name="LFO11" style:family="paragraph">
      <style:paragraph-properties fo:text-align="justify"/>
    </style:style>
    <style:style style:name="P57" style:parent-style-name="Standaard" style:family="paragraph">
      <style:text-properties fo:language="en" fo:country="US"/>
    </style:style>
    <style:style style:name="P58" style:parent-style-name="Lijstalinea" style:list-style-name="LFO12" style:family="paragraph"/>
    <style:style style:name="P59" style:parent-style-name="Lijstalinea" style:list-style-name="LFO12" style:family="paragraph"/>
    <style:style style:name="P60" style:parent-style-name="Lijstalinea" style:list-style-name="LFO12" style:family="paragraph"/>
    <style:style style:name="P61" style:parent-style-name="Lijstalinea" style:list-style-name="LFO12" style:family="paragraph"/>
    <style:style style:name="P62" style:parent-style-name="Lijstalinea" style:list-style-name="LFO13" style:family="paragraph"/>
    <style:style style:name="P63" style:parent-style-name="Lijstalinea" style:list-style-name="LFO13" style:family="paragraph"/>
    <style:style style:name="P64" style:parent-style-name="Lijstalinea" style:list-style-name="LFO13" style:family="paragraph"/>
    <style:style style:name="P65" style:parent-style-name="Lijstalinea" style:list-style-name="LFO13" style:family="paragraph"/>
    <style:style style:name="P66" style:parent-style-name="Lijstalinea" style:list-style-name="LFO13" style:family="paragraph"/>
    <style:style style:name="P67" style:parent-style-name="Lijstalinea" style:list-style-name="LFO13" style:family="paragraph"/>
  </office:automatic-styles>
  <office:body>
    <office:text text:use-soft-page-breaks="true">
      <text:p text:style-name="P1">Stappenplan<text:s/></text:p>
      <text:p text:style-name="Standaard">Squat:</text:p>
      <text:list text:style-name="LFO3" text:continue-numbering="true">
        <text:list-item>
          <text:p text:style-name="P2">Ga staan op een plek waar je genoeg ruimte om je heen hebt.</text:p>
        </text:list-item>
        <text:list-item>
          <text:p text:style-name="P3">Vervolgens Zak door je knieën heen tot je billen onder kniehoogte is.</text:p>
        </text:list-item>
        <text:list-item>
          <text:p text:style-name="P4">Ga hierna weer recht staan.</text:p>
        </text:list-item>
        <text:list-item>
          <text:p text:style-name="P5">Herhaal<text:s/>stap 2 en 3<text:s/>15 keer.</text:p>
        </text:list-item>
      </text:list>
      <text:p text:style-name="P6">Push-up:</text:p>
      <text:list text:style-name="LFO4" text:continue-numbering="true">
        <text:list-item>
          <text:p text:style-name="P7">Ga op<text:s/>je buik<text:s/>liggen, op de grond.</text:p>
        </text:list-item>
        <text:list-item>
          <text:p text:style-name="P8">Vervolgens doe zet je je handen neer op schouderhoogte plat op de grond.</text:p>
        </text:list-item>
        <text:list-item>
          <text:p text:style-name="P9">Duw daarna je lichaam omhoog tot je armen zijn gestrekt.</text:p>
        </text:list-item>
        <text:list-item>
          <text:p text:style-name="P10">Hierna zak je weer door je armen tot je neus bijna de grond raakt.</text:p>
        </text:list-item>
        <text:list-item>
          <text:p text:style-name="P11">Herhaal<text:s/>stap 3 en 4<text:s/>10 keer.</text:p>
        </text:list-item>
      </text:list>
      <text:p text:style-name="P12">Dip:</text:p>
      <text:list text:style-name="LFO5" text:continue-numbering="true">
        <text:list-item>
          <text:p text:style-name="P13">Pak 2 stoelen.</text:p>
        </text:list-item>
        <text:list-item>
          <text:p text:style-name="P14">Zet de stoelen langs je neer zodat deze met hun rug naar je toe staan.</text:p>
        </text:list-item>
        <text:list-item>
          <text:p text:style-name="P15">Duw je zelf omhoog zodat je met je voeten van de grond af bent en je armen recht zijn.</text:p>
        </text:list-item>
        <text:list-item>
          <text:p text:style-name="P16">Vervolgens laat je jezelf naar beneden zakken tot je voeten net niet de grond raken.</text:p>
        </text:list-item>
        <text:list-item>
          <text:p text:style-name="P17">Herhaal stap 3 en 4 10 keer</text:p>
        </text:list-item>
      </text:list>
      <text:p text:style-name="P18">Plank:</text:p>
      <text:list text:style-name="LFO6" text:continue-numbering="true">
        <text:list-item>
          <text:p text:style-name="P19">Ga op je buik<text:s/>liggen.</text:p>
        </text:list-item>
        <text:list-item>
          <text:p text:style-name="P20">Leg e onderarmen op de grond.</text:p>
        </text:list-item>
        <text:list-item>
          <text:p text:style-name="P21">Zorg er voor dat je elle bogen onder je schouders staan.</text:p>
        </text:list-item>
        <text:list-item>
          <text:p text:style-name="P22">Houd dit nu 30 sec vol.</text:p>
        </text:list-item>
      </text:list>
      <text:p text:style-name="P23">Paardentrap:</text:p>
      <text:list text:style-name="LFO7" text:continue-numbering="true">
        <text:list-item>
          <text:p text:style-name="P24">Ga op handen en knieën zitten</text:p>
        </text:list-item>
        <text:list-item>
          <text:p text:style-name="P25">Strek je linker been naar achter tot deze recht is.</text:p>
        </text:list-item>
        <text:list-item>
          <text:p text:style-name="P26">Zet je linker voet weer terug op de grond.</text:p>
        </text:list-item>
        <text:list-item>
          <text:p text:style-name="P27">Strek je rechter been naar achter tot deze recht is.</text:p>
        </text:list-item>
        <text:list-item>
          <text:p text:style-name="P28">Zet je rechter voet weer terug op de grond.</text:p>
        </text:list-item>
        <text:list-item>
          <text:p text:style-name="P29">Herhaal nu deze stappen 10 keer zodat je 20 keer je been hebt gestrekt.</text:p>
        </text:list-item>
      </text:list>
      <text:p text:style-name="P30">Mountain climber:</text:p>
      <text:list text:style-name="LFO8" text:continue-numbering="true">
        <text:list-item>
          <text:p text:style-name="P31">Ga op je buik liggen.</text:p>
        </text:list-item>
        <text:list-item>
          <text:p text:style-name="P32">Net je handen op de grond neer en strek deze.</text:p>
        </text:list-item>
        <text:list-item>
          <text:p text:style-name="P33">Zorg er voor dat je handen onder<text:s/>je<text:s/>schouders staan.</text:p>
        </text:list-item>
        <text:list-item>
          <text:p text:style-name="P34">Trek nu je linker knie richting je rechter elle boog.</text:p>
        </text:list-item>
        <text:list-item>
          <text:p text:style-name="P35">En zet je linker voet weer terug<text:s/></text:p>
        </text:list-item>
        <text:list-item>
          <text:p text:style-name="P36">Trek nu je rechter knie richting je linker elle boog.</text:p>
        </text:list-item>
        <text:list-item>
          <text:p text:style-name="P37">En zet je rechter voet weer terug<text:s/></text:p>
        </text:list-item>
        <text:list-item>
          <text:p text:style-name="P38">Herhaal deze stappen nu 10 keer.</text:p>
        </text:list-item>
      </text:list>
      <text:p text:style-name="Standaard"/>
      <text:soft-page-break/>
      <text:p text:style-name="P39">Burpee:</text:p>
      <text:list text:style-name="LFO9" text:continue-numbering="true">
        <text:list-item>
          <text:p text:style-name="P40">Ga staan op een plek waar je genoeg ruimte om je heen hebt.</text:p>
        </text:list-item>
        <text:list-item>
          <text:p text:style-name="P41">Spring in de lucht met je armen om hoog.</text:p>
        </text:list-item>
        <text:list-item>
          <text:p text:style-name="P42">Ga nu door je knieën en ga staan in push up houding staan<text:s/></text:p>
        </text:list-item>
        <text:list-item>
          <text:p text:style-name="P43">Ga nu door je armen heen en zorg er voor dat je neus de grond net niet raakt.</text:p>
        </text:list-item>
        <text:list-item>
          <text:p text:style-name="P44">Strek nu je armen weer.</text:p>
        </text:list-item>
        <text:list-item>
          <text:p text:style-name="P45">En ga weer staan.</text:p>
        </text:list-item>
        <text:list-item>
          <text:p text:style-name="P46">En spring weer.</text:p>
        </text:list-item>
        <text:list-item>
          <text:p text:style-name="P47">Herhaal dit nu 15 keer</text:p>
        </text:list-item>
      </text:list>
      <text:p text:style-name="P48">Lunge:</text:p>
      <text:list text:style-name="LFO11" text:continue-numbering="true">
        <text:list-item>
          <text:p text:style-name="P49"><text:span text:style-name="T50">Ga<text:s/></text:span>recht staan<text:span text:style-name="T51">.</text:span></text:p>
        </text:list-item>
        <text:list-item>
          <text:p text:style-name="P52">En zet je rechter voet naar voren toe en zorg dat deze in een 90 graden hoek staat.</text:p>
        </text:list-item>
        <text:list-item>
          <text:p text:style-name="P53">Zorg er voor dat je linker been ook in een 90 graden hoek is waarbij de knie net de grond niet raakt.</text:p>
        </text:list-item>
        <text:list-item>
          <text:p text:style-name="P54">Zet nu je linker voet naar voren en zorg er voor dat deze nu in een 90<text:s/>graden hoek staat.</text:p>
        </text:list-item>
        <text:list-item>
          <text:p text:style-name="P55">Nu moet je dus je linker been ook met een 90 graden hoek staat en de knie net niet de grond raakt.</text:p>
        </text:list-item>
        <text:list-item>
          <text:p text:style-name="P56">Herhaal dit nu 10 keer.</text:p>
        </text:list-item>
      </text:list>
      <text:p text:style-name="P57">Wall sit:</text:p>
      <text:list text:style-name="LFO12" text:continue-numbering="true">
        <text:list-item>
          <text:p text:style-name="P58">Ga staan tegen de muur.</text:p>
        </text:list-item>
        <text:list-item>
          <text:p text:style-name="P59">En zorg er voor dat je benen in een 90 graden hoek staat.</text:p>
        </text:list-item>
        <text:list-item>
          <text:p text:style-name="P60">Je rug moet nu recht tegen de muur staan.</text:p>
        </text:list-item>
        <text:list-item>
          <text:p text:style-name="P61">En zorg er voor dat je dit nu 30 sec vol houd.</text:p>
        </text:list-item>
      </text:list>
      <text:p text:style-name="Standaard">Crunch:</text:p>
      <text:list text:style-name="LFO13" text:continue-numbering="true">
        <text:list-item>
          <text:p text:style-name="P62">Ga op je rug liggen.</text:p>
        </text:list-item>
        <text:list-item>
          <text:p text:style-name="P63">En zet je voeten recht op de grond en je benen een beetje gebogen.</text:p>
        </text:list-item>
        <text:list-item>
          <text:p text:style-name="P64">Leg je handen onder je hoofd.</text:p>
        </text:list-item>
        <text:list-item>
          <text:p text:style-name="P65">En zorg er voor dat je hoofd omhoog gaat en je rug recht op de grond houden.</text:p>
        </text:list-item>
        <text:list-item>
          <text:p text:style-name="P66">En laat dit weer zakken tot op de grond.</text:p>
        </text:list-item>
        <text:list-item>
          <text:p text:style-name="P67">Herhaal dit nu 20 keer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muels, Jordy</meta:initial-creator>
    <dc:creator>Samuels, Jordy</dc:creator>
    <meta:creation-date>2022-06-21T08:15:00Z</meta:creation-date>
    <dc:date>2022-06-21T09:22:00Z</dc:date>
    <meta:template xlink:href="Normal.dotm" xlink:type="simple"/>
    <meta:editing-cycles>3</meta:editing-cycles>
    <meta:editing-duration>PT4260S</meta:editing-duration>
    <meta:document-statistic meta:page-count="2" meta:paragraph-count="5" meta:word-count="425" meta:character-count="2758" meta:row-count="19" meta:non-whitespace-character-count="2338"/>
  </office:meta>
</office:document-meta>
</file>